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Raleway" svg:font-family="Raleway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Preformatted_20_Text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2" style:family="paragraph" style:parent-style-name="Preformatted_20_Text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Liberation Serif" fo:font-size="12pt" fo:letter-spacing="normal" fo:font-style="normal" fo:font-weight="normal" officeooo:rsid="0019ca28" officeooo:paragraph-rsid="0019ca28" style:font-size-asian="12pt" style:font-size-complex="12pt"/>
    </style:style>
    <style:style style:name="P3" style:family="paragraph" style:parent-style-name="Preformatted_20_Text">
      <style:paragraph-properties fo:margin-top="0cm" fo:margin-bottom="0cm" style:contextual-spacing="false" fo:orphans="2" fo:widows="2"/>
      <style:text-properties fo:font-variant="normal" fo:text-transform="none" fo:color="#000000" loext:opacity="100%" style:text-line-through-style="solid" style:text-line-through-type="single" style:font-name="Liberation Serif" fo:font-size="12pt" fo:letter-spacing="normal" fo:font-style="normal" fo:font-weight="normal" officeooo:rsid="0019ca28" officeooo:paragraph-rsid="0019ca28" style:font-size-asian="12pt" style:font-size-complex="12pt"/>
    </style:style>
    <style:style style:name="P4" style:family="paragraph" style:parent-style-name="Preformatted_20_Text">
      <style:paragraph-properties fo:text-align="start" style:justify-single-word="false"/>
      <style:text-properties officeooo:paragraph-rsid="0019ca28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8d47b" officeooo:paragraph-rsid="0018d47b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normal" officeooo:rsid="0018d47b" officeooo:paragraph-rsid="0018d47b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8d47b" officeooo:paragraph-rsid="0018d47b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18d47b"/>
    </style:style>
    <style:style style:name="P9" style:family="paragraph" style:parent-style-name="Standard">
      <style:paragraph-properties fo:text-align="start" style:justify-single-word="false"/>
      <style:text-properties officeooo:paragraph-rsid="0019ca28"/>
    </style:style>
    <style:style style:name="T1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8d47b" style:font-size-asian="12pt" style:font-size-complex="12pt"/>
    </style:style>
    <style:style style:name="T3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8d47b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9ca28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font-style="normal" officeooo:rsid="0019ca28" style:font-size-asian="12pt" style:font-size-complex="12pt"/>
    </style:style>
    <style:style style:name="T7" style:family="text">
      <style:text-properties fo:font-variant="normal" fo:text-transform="none" fo:color="#000000" loext:opacity="100%" fo:font-size="12pt" fo:letter-spacing="normal" fo:font-style="normal" fo:font-weight="normal" officeooo:rsid="0019ca28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loext:opacity="100%" fo:letter-spacing="normal" fo:font-style="normal" fo:font-weight="normal" officeooo:rsid="0019ca28" style:font-weight-asian="normal" style:font-weight-complex="normal"/>
    </style:style>
    <style:style style:name="T9" style:family="text">
      <style:text-properties fo:font-variant="normal" fo:text-transform="none" fo:color="#000000" loext:opacity="100%" style:text-line-through-style="solid" style:text-line-through-type="single" style:font-name="Liberation Serif" fo:font-size="12pt" fo:letter-spacing="normal" fo:font-style="normal" fo:font-weight="normal" officeooo:rsid="0019ca28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c9d1d9" loext:opacity="100%" style:font-name="Liberation Serif" fo:font-size="10.5pt" fo:letter-spacing="normal" fo:font-style="normal" fo:font-weight="normal" officeooo:rsid="0019ca28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c9d1d9" loext:opacity="100%" style:font-name="Liberation Serif" fo:letter-spacing="normal" fo:font-style="normal" fo:font-weight="normal" officeooo:rsid="0019ca28" style:font-weight-asian="normal" style:font-weight-complex="normal"/>
    </style:style>
    <style:style style:name="T12" style:family="text">
      <style:text-properties fo:font-variant="normal" fo:text-transform="none" fo:color="#c9d1d9" loext:opacity="100%" style:font-name="Liberation Serif" fo:font-size="12pt" fo:letter-spacing="normal" fo:font-style="normal" fo:font-weight="normal" officeooo:rsid="0019ca28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style:font-name="Liberation Serif" fo:font-size="12pt" fo:letter-spacing="normal" fo:font-style="normal" fo:font-weight="normal" officeooo:rsid="0019ca28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c9211e" loext:opacity="100%" style:font-name="Liberation Serif" fo:font-size="12pt" fo:letter-spacing="normal" fo:font-style="normal" fo:font-weight="normal" officeooo:rsid="0019ca28" style:font-size-asian="12pt" style:font-weight-asian="normal" style:font-size-complex="12pt" style:font-weight-complex="normal"/>
    </style:style>
    <style:style style:name="T15" style:family="text">
      <style:text-properties fo:font-weight="normal" officeooo:rsid="0018d47b" style:font-weight-asian="normal" style:font-weight-complex="normal"/>
    </style:style>
    <style:style style:name="T16" style:family="text">
      <style:text-properties style:font-name="Liberation Serif" fo:font-size="12pt" fo:font-weight="normal" officeooo:rsid="0018d47b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/>
    </style:style>
    <text:list-style style:name="L1">
      <text:list-level-style-bullet text:level="1" text:style-name="Bullet_20_Symbols" loext:num-list-format="%1%." style:num-suffix="." text:bullet-char="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ALOS OLORES</text:p>
      <text:p text:style-name="P5"/>
      <text:p text:style-name="P6">Son una relación de malas prácticas de desarrollo, indicadores de que nuestro código podría necesitar ser refactorizado.</text:p>
      <text:p text:style-name="P6"/>
      <text:p text:style-name="P7">Errores:</text:p>
      <text:p text:style-name="P7">1.Director debe empezar por mayúscula(clic derecho en la clase/Refactor/Rename)</text:p>
      <text:p text:style-name="P8"><text:span text:style-name="T15">2.Creamos una herencia llamada Persona para las clases Administrativo,Director y Profesor.</text:span><text:span text:style-name="T16">(</text:span><text:span text:style-name="Strong_20_Emphasis"><text:span text:style-name="T1">clic derecho en cualquier parte de la clase/</text:span></text:span><text:span text:style-name="Strong_20_Emphasis"><text:span text:style-name="Emphasis"><text:span text:style-name="T1">Refacto</text:span></text:span></text:span><text:span text:style-name="Strong_20_Emphasis"><text:span text:style-name="Emphasis"><text:span text:style-name="T2">r</text:span></text:span></text:span><text:span text:style-name="Strong_20_Emphasis"><text:span text:style-name="Emphasis"><text:span text:style-name="T1"> &gt; Extra</text:span></text:span></text:span><text:span text:style-name="Strong_20_Emphasis"><text:span text:style-name="Emphasis"><text:span text:style-name="T2">ct</text:span></text:span></text:span><text:span text:style-name="Strong_20_Emphasis"><text:span text:style-name="Emphasis"><text:span text:style-name="T1"> superclas</text:span></text:span></text:span><text:span text:style-name="Strong_20_Emphasis"><text:span text:style-name="Emphasis"><text:span text:style-name="T2">s</text:span></text:span></text:span><text:span text:style-name="Strong_20_Emphasis"><text:span text:style-name="T2">)</text:span></text:span></text:p>
      <text:p text:style-name="P8"><text:span text:style-name="Strong_20_Emphasis"><text:span text:style-name="T2">3.Cambiar nombre a los atributos ya que no deben ir separados por _.(c</text:span></text:span><text:span text:style-name="Strong_20_Emphasis"><text:span text:style-name="T4">lic derecho en el atributo/Refactor/Rename).</text:span></text:span></text:p>
      <text:p text:style-name="P8"><text:span text:style-name="Strong_20_Emphasis"><text:span text:style-name="T4">4.Extraemos métodos del main(deseemos extraer una determinada pieza de código dentro de nuestro método a un método diferente para mantener nuestro código limpio y fácil de mantener).Seleccionar las líneas de código que queremos extraer</text:span></text:span></text:p>
      <text:p text:style-name="P8"><text:span text:style-name="T1">.</text:span><text:span text:style-name="T2">C</text:span><text:span text:style-name="T1">lic derecho en el área seleccionada</text:span></text:p>
      <text:p text:style-name="P8"><text:span text:style-name="T1">.</text:span><text:span text:style-name="T2">C</text:span><text:span text:style-name="T1">lic en la </text:span><text:span text:style-name="Strong_20_Emphasis"><text:span text:style-name="T3">opción </text:span></text:span><text:span text:style-name="Strong_20_Emphasis"><text:span text:style-name="Emphasis"><text:span text:style-name="T3">Refactor/</text:span></text:span></text:span><text:span text:style-name="Strong_20_Emphasis"><text:span text:style-name="Emphasis"><text:span text:style-name="T4">Extract Method</text:span></text:span></text:span></text:p>
      <text:p text:style-name="P8"><text:span text:style-name="Strong_20_Emphasis"><text:span text:style-name="T4"><text:s/></text:span></text:span></text:p>
      <text:p text:style-name="P8"><text:span text:style-name="Strong_20_Emphasis"><text:span text:style-name="T4"/></text:span></text:p>
      <text:p text:style-name="P8"><text:span text:style-name="Strong_20_Emphasis"><text:span text:style-name="T4">Pasos Git:</text:span></text:span></text:p>
      <text:p text:style-name="P8"><text:span text:style-name="Strong_20_Emphasis"><text:span text:style-name="T4">1.Creamos el repositorio en Git(New repository)</text:span></text:span></text:p>
      <text:p text:style-name="P9"><text:span text:style-name="Strong_20_Emphasis"><text:span text:style-name="T5">2.Añadimos nuestro repositorio en nuestra carpeta de los ejercicios.(Debe aparecer la carpeta .git)</text:span></text:span></text:p>
      <text:p text:style-name="P9"><text:span text:style-name="Strong_20_Emphasis"><text:span text:style-name="T5">Pasos:</text:span></text:span></text:p>
      <text:p text:style-name="P4"><text:bookmark text:name="empty-setup-new-repo-echo"/><text:span text:style-name="Strong_20_Emphasis"><text:span text:style-name="T5">-</text:span></text:span><text:span text:style-name="Strong_20_Emphasis"><text:span text:style-name="T5">echo "# Entorno-Practica-Semana-Santa" &gt;&gt; README.md</text:span></text:span></text:p>
      <text:p text:style-name="P1">-git init</text:p>
      <text:p text:style-name="P1">-git add README.md</text:p>
      <text:p text:style-name="P1">-git commit -m "first commit"</text:p>
      <text:p text:style-name="P1">-git branch -M main</text:p>
      <text:p text:style-name="P1">-git remote add origin https://github.com/josevazquez99/Entorno-Practica-Semana-Santa.git</text:p>
      <text:p text:style-name="P1">-git push -u origin main</text:p>
      <text:p text:style-name="P2">3.Añadimos los archivos a nuestro repositorio una vez enlazado con nuestra carpeta.</text:p>
      <text:p text:style-name="P3">-<text:span text:style-name="T17"> git add -A</text:span></text:p>
      <text:p text:style-name="P3"><text:span text:style-name="T17">-git commit “ejercicios”</text:span></text:p>
      <text:p text:style-name="P3"><text:span text:style-name="T17">-git push -u origin main.</text:span></text:p>
      <text:p text:style-name="P3"><text:span text:style-name="T17"/></text:p>
      <text:p text:style-name="P9"><text:span text:style-name="Strong_20_Emphasis"><text:span text:style-name="T9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Raleway" svg:font-family="Raleway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6T15:29:08.678000000</meta:creation-date>
    <dc:date>2022-04-16T15:46:08.073000000</dc:date>
    <meta:editing-duration>PT6M9S</meta:editing-duration>
    <meta:editing-cycles>1</meta:editing-cycles>
    <meta:document-statistic meta:table-count="0" meta:image-count="0" meta:object-count="0" meta:page-count="1" meta:paragraph-count="25" meta:word-count="188" meta:character-count="1359" meta:non-whitespace-character-count="1194"/>
    <meta:generator>LibreOffice/7.2.1.2$Windows_X86_64 LibreOffice_project/87b77fad49947c1441b67c559c339af8f3517e22</meta:generator>
  </office:meta>
</office:document-meta>
</file>